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normal" officeooo:rsid="0028b5e2" officeooo:paragraph-rsid="0016b0a8" style:font-size-asian="12.25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normal" officeooo:rsid="0020564f" officeooo:paragraph-rsid="0016b0a8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normal" officeooo:rsid="002ae901" officeooo:paragraph-rsid="0016b0a8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normal" officeooo:rsid="002c4d93" officeooo:paragraph-rsid="0016b0a8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normal" officeooo:rsid="0022449a" officeooo:paragraph-rsid="0016b0a8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normal" officeooo:rsid="003caddc" officeooo:paragraph-rsid="0016b0a8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normal" officeooo:rsid="00241d44" officeooo:paragraph-rsid="0016b0a8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normal" officeooo:rsid="001cbb56" officeooo:paragraph-rsid="0016b0a8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bold" officeooo:rsid="0022449a" officeooo:paragraph-rsid="0016b0a8" style:font-size-asian="12.25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bold" officeooo:rsid="00241d44" officeooo:paragraph-rsid="0016b0a8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bold" officeooo:rsid="0028b5e2" officeooo:paragraph-rsid="0016b0a8" style:font-size-asian="12.25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28b5e2" officeooo:paragraph-rsid="0016b0a8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bold" officeooo:rsid="0028b5e2" officeooo:paragraph-rsid="0016b0a8" style:font-size-asian="12.25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8b5e2" officeooo:paragraph-rsid="0016b0a8" style:text-blinking="false" style:font-size-asian="12.25pt" style:font-weight-asian="normal" style:font-size-complex="14pt" style:font-weight-complex="normal"/>
    </style:style>
    <style:style style:name="P15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000000" style:font-name="Times New Roman" fo:font-size="22.5pt" fo:letter-spacing="normal" fo:font-style="normal" fo:font-weight="normal" officeooo:paragraph-rsid="0016b0a8"/>
    </style:style>
    <style:style style:name="T1" style:family="text">
      <style:text-properties officeooo:rsid="00357218"/>
    </style:style>
    <style:style style:name="T2" style:family="text">
      <style:text-properties officeooo:rsid="003caddc"/>
    </style:style>
    <style:style style:name="T3" style:family="text">
      <style:text-properties officeooo:rsid="0048928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1d44" style:font-weight-asian="normal" style:font-weight-complex="normal"/>
    </style:style>
    <style:style style:name="T6" style:family="text">
      <style:text-properties fo:font-weight="normal" officeooo:rsid="002615c4" style:font-weight-asian="normal" style:font-weight-complex="normal"/>
    </style:style>
    <style:style style:name="T7" style:family="text">
      <style:text-properties fo:font-weight="normal" officeooo:rsid="0027f48f" style:font-weight-asian="normal" style:font-weight-complex="normal"/>
    </style:style>
    <style:style style:name="T8" style:family="text">
      <style:text-properties fo:font-size="14pt" style:font-size-asian="14pt" style:font-weight-asian="normal" style:font-size-complex="14pt" style:font-weight-complex="normal"/>
    </style:style>
    <style:style style:name="T9" style:family="text">
      <style:text-properties fo:font-size="14pt" officeooo:rsid="0028b5e2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Wstęp</text:p>
      <text:p text:style-name="P2"><text:tab/></text:p>
      <text:p text:style-name="P2"><text:tab/>1.1 Problematyka i zakres pracy</text:p>
      <text:p text:style-name="P2"><text:tab/>1.2 Cele pracy</text:p>
      <text:p text:style-name="P2"><text:tab/>1.3 Przegląd literatury w dziedzinie</text:p>
      <text:p text:style-name="P2"><text:tab/>1.4 Układ pracy</text:p>
      <text:p text:style-name="P3"><text:tab/>1.5 Przegląd podobnych rozwiązań</text:p>
      <text:p text:style-name="P4"><text:tab/><text:tab/></text:p>
      <text:p text:style-name="P4"><text:tab/><text:tab/>1.5.1 Aplikacja Splitwise</text:p>
      <text:p text:style-name="P4"><text:tab/><text:tab/>1.5.2 Aplikacja Settle Up</text:p>
      <text:p text:style-name="P4"><text:tab/><text:tab/>1.5.3 Wady omówionych rozwiązań</text:p>
      <text:p text:style-name="P2"/>
      <text:p text:style-name="P5">2. Aplikacja „Where’s My Money” - <text:span text:style-name="T1">projekt systemu</text:span></text:p>
      <text:p text:style-name="P5"><text:tab/></text:p>
      <text:p text:style-name="P5"><text:tab/>2.1 <text:span text:style-name="T2">Wymagania funkcjonalne</text:span></text:p>
      <text:p text:style-name="P5"><text:tab/>2.<text:span text:style-name="T2">2</text:span> <text:span text:style-name="T2">Wymagania niefunkcjonalne</text:span></text:p>
      <text:p text:style-name="P6"><text:tab/></text:p>
      <text:p text:style-name="P5"><text:tab/>2.2 Architektura systemu</text:p>
      <text:p text:style-name="P5"><text:tab/>2.4 <text:span text:style-name="T3">Komunikacja</text:span></text:p>
      <text:p text:style-name="P5"><text:tab/></text:p>
      <text:p text:style-name="P5">3. Aplikacja „Where’s My Money” - część serwerowa</text:p>
      <text:p text:style-name="P7"><text:tab/></text:p>
      <text:p text:style-name="P9"><text:span text:style-name="T5"><text:tab/></text:span><text:span text:style-name="T6">3.1 Opis</text:span></text:p>
      <text:p text:style-name="P9"><text:span text:style-name="T5"><text:tab/>3.</text:span><text:span text:style-name="T6">2</text:span><text:span text:style-name="T5"> Użyte technologie</text:span></text:p>
      <text:p text:style-name="P9"><text:span text:style-name="T5"><text:tab/>3.</text:span><text:span text:style-name="T6">3</text:span><text:span text:style-name="T5"> Baza danych</text:span></text:p>
      <text:p text:style-name="P10"><text:span text:style-name="T4"><text:tab/>3.</text:span><text:span text:style-name="T6">4 </text:span><text:span text:style-name="T4">Api Restowe</text:span></text:p>
      <text:p text:style-name="P5"/>
      <text:p text:style-name="P9"><text:span text:style-name="T4">4. Aplikacja „Where’s My Money” - część </text:span><text:span text:style-name="T5">kliencka</text:span></text:p>
      <text:p text:style-name="P5"><text:tab/></text:p>
      <text:p text:style-name="P9"><text:span text:style-name="T4"><text:tab/></text:span><text:span text:style-name="T7">4.1 Opis</text:span></text:p>
      <text:p text:style-name="P9"><text:span text:style-name="T5"><text:tab/>4.</text:span><text:span text:style-name="T7">2</text:span><text:span text:style-name="T5"> Użyte technologie</text:span></text:p>
      <text:p text:style-name="P9"><text:span text:style-name="T5"><text:tab/>4.</text:span><text:span text:style-name="T7">3</text:span><text:span text:style-name="T5"> Diagram przypadków użycia</text:span></text:p>
      <text:p text:style-name="P7"/>
      <text:p text:style-name="P10"><text:span text:style-name="T4">5. Podsumowanie</text:span></text:p>
      <text:p text:style-name="P7"><text:tab/>5.1 Ocena wykorzystanych technologii</text:p>
      <text:p text:style-name="P5"/>
      <text:p text:style-name="P5"/>
      <text:p text:style-name="P5">Gdzie wspólne technologie takie jak git, java, rest</text:p>
      <text:p text:style-name="P8"/>
      <text:p text:style-name="P8"/>
      <text:p text:style-name="P1"/>
      <text:p text:style-name="P11">Źródła książkowe polskojęzyczne:</text:p>
      <text:p text:style-name="P1"/>
      <text:p text:style-name="P15"><text:span text:style-name="T9">Andrzej Stasiewicz - </text:span><text:span text:style-name="T8">Android Studio. Podstawy tworzenia aplikacji</text:span></text:p>
      <text:p text:style-name="P12"><text:soft-page-break/></text:p>
      <text:p text:style-name="P13">Źródła książkowe obcojęzyczne:</text:p>
      <text:p text:style-name="P1"/>
      <text:p text:style-name="P14">Craig Walls – Spring Boot in action</text:p>
      <text:p text:style-name="P1"/>
      <text:p text:style-name="P11">Źródła elekroniczne:</text:p>
      <text:p text:style-name="P1"/>
      <text:p text:style-name="P1">https://developer.android.com</text:p>
      <text:p text:style-name="P1"/>
      <text:p text:style-name="P1"><text:a xlink:type="simple" xlink:href="http://docs.spring.io/spring-boot/docs/current/reference/pdf/spring-boot-reference.pdf" text:style-name="Internet_20_link" text:visited-style-name="Visited_20_Internet_20_Link">http://docs.spring.io/spring-boot/docs/current/reference/pdf/spring-boot-reference.pdf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LibreOffice/5.1.4.2$Windows_x86 LibreOffice_project/f99d75f39f1c57ebdd7ffc5f42867c12031db97a</meta:generator>
    <dc:date>2017-06-10T22:44:56.975000000</dc:date>
    <meta:document-statistic meta:table-count="0" meta:image-count="0" meta:object-count="0" meta:page-count="2" meta:paragraph-count="40" meta:word-count="125" meta:character-count="1003" meta:non-whitespace-character-count="879"/>
    <meta:user-defined meta:name="Info 1"/>
    <meta:user-defined meta:name="Info 2"/>
    <meta:user-defined meta:name="Info 3"/>
    <meta:user-defined meta:name="Info 4"/>
  </office:meta>
</office:document-meta>
</file>